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18</text:p>
      <text:p text:style-name="Standard"/>
      <text:p text:style-name="Standard">Demandeur : EARL T&amp;amp;S AGRIREUSSITE - -</text:p>
      <text:p text:style-name="Standard">Adresse : LE BOTCOL<text:line-break/>22110 PLOUGUERNEVEL</text:p>
      <text:p text:style-name="Standard">Cédant : ?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OUGUERNEVEL</text:p>
      <text:p text:style-name="Standard"/>
      <text:p text:style-name="Standard">----------------------------------------</text:p>
      <text:p text:style-name="Standard">Commune : PLOUGUERNEVEL</text:p>
      <text:p text:style-name="Standard"/>
      <text:p text:style-name="Standard"/>
      <text:p text:style-name="Standard"/>
      <text:p text:style-name="P1">Dossier n° : C22250218</text:p>
      <text:p text:style-name="P1"/>
      <text:p text:style-name="P1">Demandeur : EARL T&amp;amp;S AGRIREUSSITE - -</text:p>
      <text:p text:style-name="P1">Adresse : LE BOTCOL<text:line-break/>22110 PLOUGUERNEVEL</text:p>
      <text:p text:style-name="P1">Cédant : ?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ateliers</text:p>
      <text:p text:style-name="P1">Commune : PLOUGUERNEVEL</text:p>
      <text:p text:style-name="P1"/>
      <text:p text:style-name="P1"/>
      <text:p text:style-name="P1">Ateliers : Canards a foie gras</text:p>
      <text:p text:style-name="P1">Nombre d'ateliers : 2000.0</text:p>
      <text:p text:style-name="P1">Unité : places</text:p>
      <text:p text:style-name="P1"/>
      <text:p text:style-name="P1"/>
      <text:p text:style-name="P1">----------------------------------------</text:p>
      <text:p text:style-name="P1">Type : parcelles</text:p>
      <text:p text:style-name="P1">Commune : PLOUGUERNEVEL</text:p>
      <text:p text:style-name="P1"/>
      <text:p text:style-name="P1"/>
      <text:p text:style-name="P1">Parcelles : ZC152A - ZC152Z</text:p>
      <text:p text:style-name="P1">Superficie : 3,1744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